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 officeooo:rsid="001be683" officeooo:paragraph-rsid="001be683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1fbd3" officeooo:paragraph-rsid="0021fbd3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02156" officeooo:paragraph-rsid="00202156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rsid="0024d1b5" officeooo:paragraph-rsid="0024d1b5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202156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/>
      </style:paragraph-properties>
      <style:text-properties fo:font-size="14pt" officeooo:paragraph-rsid="002c0657" style:font-size-asian="14pt" style:font-size-complex="14pt"/>
    </style:style>
    <style:style style:name="P17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8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  <style:text-properties officeooo:paragraph-rsid="002c7a58"/>
    </style:style>
    <style:style style:name="P1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ad3ea" officeooo:paragraph-rsid="002ad3ea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text-indent="0cm" style:auto-text-indent="false" style:text-autospace="none"/>
      <style:text-properties style:font-name="Courier New1" fo:font-size="8pt" fo:language="ru" fo:country="RU" officeooo:rsid="002ad3ea" officeooo:paragraph-rsid="002d98bb" style:font-size-asian="8pt" style:font-size-complex="8pt"/>
    </style:style>
    <style:style style:name="T1" style:family="text">
      <style:text-properties fo:language="en" fo:country="US" officeooo:rsid="001be683"/>
    </style:style>
    <style:style style:name="T2" style:family="text">
      <style:text-properties fo:language="ru" fo:country="RU" officeooo:rsid="0023e6d9"/>
    </style:style>
    <style:style style:name="T3" style:family="text">
      <style:text-properties fo:language="ru" fo:country="RU" officeooo:rsid="00202156"/>
    </style:style>
    <style:style style:name="T4" style:family="text">
      <style:text-properties fo:language="ru" fo:country="RU" officeooo:rsid="0029364c"/>
    </style:style>
    <style:style style:name="T5" style:family="text">
      <style:text-properties fo:language="ru" fo:country="RU" officeooo:rsid="002b8f54"/>
    </style:style>
    <style:style style:name="T6" style:family="text">
      <style:text-properties fo:color="#000000" fo:language="ru" fo:country="RU" officeooo:rsid="00202156"/>
    </style:style>
    <style:style style:name="T7" style:family="text">
      <style:text-properties officeooo:rsid="0023e6d9"/>
    </style:style>
    <style:style style:name="T8" style:family="text">
      <style:text-properties fo:font-size="12pt" officeooo:rsid="0023e6d9"/>
    </style:style>
    <style:style style:name="T9" style:family="text">
      <style:text-properties fo:font-size="12pt" officeooo:rsid="0029364c"/>
    </style:style>
    <style:style style:name="T10" style:family="text">
      <style:text-properties officeooo:rsid="0027c7a1"/>
    </style:style>
    <style:style style:name="T11" style:family="text">
      <style:text-properties officeooo:rsid="0029364c"/>
    </style:style>
    <style:style style:name="T12" style:family="text">
      <style:text-properties officeooo:rsid="002c7a58"/>
    </style:style>
    <style:style style:name="T13" style:family="text">
      <style:text-properties officeooo:rsid="002ca4e0"/>
    </style:style>
    <style:style style:name="T14" style:family="text">
      <style:text-properties officeooo:rsid="002d98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2">Операционные системы</text:span>»</text:p>
      <text:p text:style-name="P7">ПО ЛАБОРАТОРНОЙ РАБОТЕ №<text:span text:style-name="T5">4</text:span></text:p>
      <text:p text:style-name="P8"/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<text:span text:style-name="T7">Белиц А.Б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<text:span text:style-name="T7">3</text:span></text:p>
      <text:p text:style-name="P17"><text:soft-page-break/>Задание</text:p>
      <text:p text:style-name="P18"><text:span text:style-name="T12">Вариант 6.</text:span></text:p>
      <text:p text:style-name="P16"><text:span text:style-name="T9">Четные записи из фала1 и нечетные из файла2 переписать в третий вывести сообщение о размере третьего файла</text:span></text:p>
      <text:p text:style-name="P12"/>
      <text:p text:style-name="P14"><text:span text:style-name="T3">Фрагменты ли</text:span><text:span text:style-name="T6">стинг</text:span><text:span text:style-name="T3">а</text:span></text:p>
      <text:p text:style-name="P20"><text:span text:style-name="T14">.model small</text:span></text:p>
      <text:p text:style-name="P20"><text:span text:style-name="T14">.data</text:span></text:p>
      <text:p text:style-name="P20"><text:span text:style-name="T14"><text:tab/>helloMessage db "Welcome to the NHK",10,13,"$"</text:span></text:p>
      <text:p text:style-name="P20"><text:span text:style-name="T14"><text:tab/>fileReadError db "Error reading file",10,13,"$"</text:span></text:p>
      <text:p text:style-name="P20"><text:span text:style-name="T14"><text:tab/>filesizeMSG db 10,13,"file size: $"</text:span></text:p>
      <text:p text:style-name="P20"><text:span text:style-name="T14"><text:tab/>dirname db "dir",0</text:span></text:p>
      <text:p text:style-name="P20"><text:span text:style-name="T14"><text:tab/>file1 db "111.txt",0</text:span></text:p>
      <text:p text:style-name="P20"><text:span text:style-name="T14"><text:tab/>file2 db "222.txt",0</text:span></text:p>
      <text:p text:style-name="P20"><text:span text:style-name="T14"><text:tab/>file3 db "333.txt",0</text:span></text:p>
      <text:p text:style-name="P20"><text:span text:style-name="T14"><text:tab/></text:span></text:p>
      <text:p text:style-name="P20"><text:span text:style-name="T14"><text:tab/>buff db 0</text:span></text:p>
      <text:p text:style-name="P20"><text:span text:style-name="T14"><text:tab/>temp dw 0</text:span></text:p>
      <text:p text:style-name="P20"><text:span text:style-name="T14"><text:tab/>turn db 1</text:span></text:p>
      <text:p text:style-name="P20"><text:span text:style-name="T14"><text:tab/>isEnd db 0</text:span></text:p>
      <text:p text:style-name="P20"><text:span text:style-name="T14"><text:tab/>fileSize dw 0</text:span></text:p>
      <text:p text:style-name="P20"><text:span text:style-name="T14"><text:tab/></text:span></text:p>
      <text:p text:style-name="P20"><text:span text:style-name="T14">.code</text:span></text:p>
      <text:p text:style-name="P20"><text:span text:style-name="T14">main proc</text:span></text:p>
      <text:p text:style-name="P20"><text:span text:style-name="T14"><text:tab/>call init</text:span></text:p>
      <text:p text:style-name="P20"><text:span text:style-name="T14"><text:tab/>call getFileHandles ; opens file in this </text:span></text:p>
      <text:p text:style-name="P20"><text:span text:style-name="T14"><text:tab/></text:span></text:p>
      <text:p text:style-name="P20"><text:span text:style-name="T14"><text:tab/>cycle:</text:span></text:p>
      <text:p text:style-name="P20"><text:span text:style-name="T14"><text:tab/>mov al, isEnd ; <text:s/>== 11, each files had beed fully read</text:span></text:p>
      <text:p text:style-name="P20"><text:span text:style-name="T14"><text:tab/>cmp al, 3</text:span></text:p>
      <text:p text:style-name="P20"><text:span text:style-name="T14"><text:tab/>je endCycle</text:span></text:p>
      <text:p text:style-name="P20"><text:span text:style-name="T14"><text:tab/></text:span></text:p>
      <text:p text:style-name="P20"><text:span text:style-name="T14"><text:tab/>cmp turn,1</text:span></text:p>
      <text:p text:style-name="P20"><text:span text:style-name="T14"><text:tab/>je readFromFile1</text:span></text:p>
      <text:p text:style-name="P20"><text:span text:style-name="T14"><text:tab/>jmp readFromFile2</text:span></text:p>
      <text:p text:style-name="P20"><text:span text:style-name="T14"><text:tab/>readFromFile1:</text:span></text:p>
      <text:p text:style-name="P20"><text:span text:style-name="T14"><text:tab/>mov bx, di</text:span></text:p>
      <text:p text:style-name="P20"><text:span text:style-name="T14"><text:tab/>mov turn, 2</text:span></text:p>
      <text:p text:style-name="P20"><text:span text:style-name="T14"><text:tab/>jmp endSettingReadHandle</text:span></text:p>
      <text:p text:style-name="P20"><text:span text:style-name="T14"><text:tab/>readFromFile2:</text:span></text:p>
      <text:p text:style-name="P20"><text:span text:style-name="T14"><text:tab/>mov bx, si</text:span></text:p>
      <text:p text:style-name="P20"><text:span text:style-name="T14"><text:tab/>mov turn, 1</text:span></text:p>
      <text:p text:style-name="P20"><text:span text:style-name="T14"><text:tab/>jmp endSettingReadHandle</text:span></text:p>
      <text:p text:style-name="P20"><text:span text:style-name="T14"><text:tab/>endSettingReadHandle:</text:span></text:p>
      <text:p text:style-name="P20"><text:span text:style-name="T14"><text:tab/>mov cx, 1</text:span></text:p>
      <text:p text:style-name="P20"><text:span text:style-name="T14"><text:tab/>mov ah, 3fh</text:span></text:p>
      <text:p text:style-name="P20"><text:span text:style-name="T14"><text:tab/>lea dx, buff</text:span></text:p>
      <text:p text:style-name="P20"><text:span text:style-name="T14"><text:tab/>int 21h</text:span></text:p>
      <text:p text:style-name="P20"><text:span text:style-name="T14"><text:tab/>;if nothing to read</text:span></text:p>
      <text:p text:style-name="P20"><text:span text:style-name="T14"><text:tab/>mov bl, isEnd</text:span></text:p>
      <text:p text:style-name="P20"><text:span text:style-name="T14"><text:tab/>cmp al, 0</text:span></text:p>
      <text:p text:style-name="P20"><text:span text:style-name="T14"><text:tab/>je markEnd</text:span></text:p>
      <text:p text:style-name="P20"><text:span text:style-name="T14"><text:tab/>jmp writeData</text:span></text:p>
      <text:p text:style-name="P20"><text:span text:style-name="T14"><text:tab/>markEnd:</text:span></text:p>
      <text:p text:style-name="P20"><text:span text:style-name="T14"><text:tab/>or bl, turn</text:span></text:p>
      <text:p text:style-name="P20"><text:span text:style-name="T14"><text:tab/>mov isEnd, bl</text:span></text:p>
      <text:p text:style-name="P20"><text:span text:style-name="T14"><text:tab/>jmp cycle</text:span></text:p>
      <text:p text:style-name="P20"><text:span text:style-name="T14"><text:tab/>writeData:</text:span></text:p>
      <text:p text:style-name="P20"><text:span text:style-name="T14"><text:tab/>;write to file</text:span></text:p>
      <text:p text:style-name="P20"><text:span text:style-name="T14"><text:tab/>mov ah, 40h</text:span></text:p>
      <text:p text:style-name="P20"><text:span text:style-name="T14"><text:tab/>mov bx, bp</text:span></text:p>
      <text:p text:style-name="P20"><text:span text:style-name="T14"><text:tab/>lea dx, buff</text:span></text:p>
      <text:p text:style-name="P20"><text:span text:style-name="T14"><text:tab/>int 21h</text:span></text:p>
      <text:p text:style-name="P20"><text:span text:style-name="T14"><text:tab/>inc fileSize</text:span></text:p>
      <text:p text:style-name="P20"><text:span text:style-name="T14"><text:tab/>;write to cmd</text:span></text:p>
      <text:p text:style-name="P20"><text:span text:style-name="T14"><text:tab/>mov ah, 2h</text:span></text:p>
      <text:p text:style-name="P20"><text:span text:style-name="T14"><text:tab/>mov dl, buff</text:span></text:p>
      <text:p text:style-name="P20"><text:span text:style-name="T14"><text:tab/>int 21h</text:span></text:p>
      <text:p text:style-name="P20"><text:span text:style-name="T14"><text:tab/></text:span></text:p>
      <text:p text:style-name="P20"><text:span text:style-name="T14"><text:tab/>jmp cycle</text:span></text:p>
      <text:p text:style-name="P20"><text:span text:style-name="T14"><text:tab/></text:span></text:p>
      <text:p text:style-name="P20"><text:span text:style-name="T14"><text:tab/>endCycle:</text:span></text:p>
      <text:p text:style-name="P20"><text:span text:style-name="T14"><text:tab/><text:tab/></text:span></text:p>
      <text:p text:style-name="P20"><text:span text:style-name="T14"><text:tab/>call closeFiles</text:span></text:p>
      <text:p text:style-name="P20"><text:span text:style-name="T14"><text:tab/></text:span></text:p>
      <text:p text:style-name="P20"><text:span text:style-name="T14"><text:tab/>mov ah, 9h</text:span></text:p>
      <text:p text:style-name="P20"><text:span text:style-name="T14"><text:tab/>lea dx, filesizeMSG</text:span></text:p>
      <text:p text:style-name="P20"><text:span text:style-name="T14"><text:tab/>int 21h</text:span></text:p>
      <text:p text:style-name="P20"><text:span text:style-name="T14"><text:tab/></text:span></text:p>
      <text:p text:style-name="P20"><text:span text:style-name="T14"><text:tab/>mov ax, fileSize</text:span></text:p>
      <text:p text:style-name="P20"><text:span text:style-name="T14"><text:tab/>call writeNumber</text:span></text:p>
      <text:p text:style-name="P20"><text:soft-page-break/><text:span text:style-name="T14"><text:tab/></text:span></text:p>
      <text:p text:style-name="P20"><text:span text:style-name="T14"><text:tab/>mov ax, 4c00h</text:span></text:p>
      <text:p text:style-name="P20"><text:span text:style-name="T14"><text:tab/>int 21h</text:span></text:p>
      <text:p text:style-name="P20"><text:span text:style-name="T14">main endp</text:span></text:p>
      <text:p text:style-name="P20"><text:span text:style-name="T14"></text:span></text:p>
      <text:p text:style-name="P20"><text:span text:style-name="T14">writeNumber proc</text:span></text:p>
      <text:p text:style-name="P20"><text:span text:style-name="T14"><text:tab/>mov si, 10</text:span></text:p>
      <text:p text:style-name="P20"><text:span text:style-name="T14"><text:tab/>mov dx, 0</text:span></text:p>
      <text:p text:style-name="P20"><text:span text:style-name="T14"><text:tab/>mov di, ax</text:span></text:p>
      <text:p text:style-name="P20"><text:span text:style-name="T14"><text:tab/>div si </text:span></text:p>
      <text:p text:style-name="P20"><text:span text:style-name="T14"><text:tab/>mov bx, ax</text:span></text:p>
      <text:p text:style-name="P20"><text:span text:style-name="T14"><text:tab/>mov ax, 1</text:span></text:p>
      <text:p text:style-name="P20"><text:span text:style-name="T14"><text:tab/>degtensearch:</text:span></text:p>
      <text:p text:style-name="P20"><text:span text:style-name="T14"><text:tab/><text:tab/>cmp ax, bx</text:span></text:p>
      <text:p text:style-name="P20"><text:span text:style-name="T14"><text:tab/><text:tab/>jg enddts</text:span></text:p>
      <text:p text:style-name="P20"><text:span text:style-name="T14"><text:tab/><text:tab/>mul si</text:span></text:p>
      <text:p text:style-name="P20"><text:span text:style-name="T14"><text:tab/><text:tab/>jmp degtensearch</text:span></text:p>
      <text:p text:style-name="P20"><text:span text:style-name="T14"><text:tab/>enddts:</text:span></text:p>
      <text:p text:style-name="P20"><text:span text:style-name="T14"><text:tab/></text:span></text:p>
      <text:p text:style-name="P20"><text:span text:style-name="T14"><text:tab/>mov bx, ax</text:span></text:p>
      <text:p text:style-name="P20"><text:span text:style-name="T14"><text:tab/>;bx now contains 10^n, which is lower, than di</text:span></text:p>
      <text:p text:style-name="P20"><text:span text:style-name="T14"><text:tab/>mov ax, di</text:span></text:p>
      <text:p text:style-name="P20"><text:span text:style-name="T14"><text:tab/>mov dx, 0</text:span></text:p>
      <text:p text:style-name="P20"><text:span text:style-name="T14"><text:tab/></text:span></text:p>
      <text:p text:style-name="P20"><text:span text:style-name="T14"><text:tab/>parserloop:</text:span></text:p>
      <text:p text:style-name="P20"><text:span text:style-name="T14"><text:tab/>div bx</text:span></text:p>
      <text:p text:style-name="P20"><text:span text:style-name="T14"><text:tab/>mov bp, dx</text:span></text:p>
      <text:p text:style-name="P20"><text:span text:style-name="T14"><text:tab/>mov dx, ax</text:span></text:p>
      <text:p text:style-name="P20"><text:span text:style-name="T14"><text:tab/>add dl, 30h</text:span></text:p>
      <text:p text:style-name="P20"><text:span text:style-name="T14"><text:tab/>mov ah, 2</text:span></text:p>
      <text:p text:style-name="P20"><text:span text:style-name="T14"><text:tab/>int 21h</text:span></text:p>
      <text:p text:style-name="P20"><text:span text:style-name="T14"><text:tab/><text:tab/></text:span></text:p>
      <text:p text:style-name="P20"><text:span text:style-name="T14"><text:tab/>mov dx, 0</text:span></text:p>
      <text:p text:style-name="P20"><text:span text:style-name="T14"><text:tab/>mov ax, bx</text:span></text:p>
      <text:p text:style-name="P20"><text:span text:style-name="T14"><text:tab/>div si</text:span></text:p>
      <text:p text:style-name="P20"><text:span text:style-name="T14"><text:tab/>mov bx, ax</text:span></text:p>
      <text:p text:style-name="P20"><text:span text:style-name="T14"><text:tab/></text:span></text:p>
      <text:p text:style-name="P20"><text:span text:style-name="T14"><text:tab/>mov ax, bp</text:span></text:p>
      <text:p text:style-name="P20"><text:span text:style-name="T14"><text:tab/></text:span></text:p>
      <text:p text:style-name="P20"><text:span text:style-name="T14"><text:tab/>cmp bx, 0</text:span></text:p>
      <text:p text:style-name="P20"><text:span text:style-name="T14"><text:tab/>jne parserloop</text:span></text:p>
      <text:p text:style-name="P20"><text:span text:style-name="T14"><text:tab/></text:span></text:p>
      <text:p text:style-name="P20"><text:span text:style-name="T14"><text:tab/>endparser:</text:span></text:p>
      <text:p text:style-name="P20"><text:span text:style-name="T14"><text:tab/>ret</text:span></text:p>
      <text:p text:style-name="P20"><text:span text:style-name="T14">writeNumber endp</text:span></text:p>
      <text:p text:style-name="P20"><text:span text:style-name="T14"></text:span></text:p>
      <text:p text:style-name="P20"><text:span text:style-name="T14">closeFiles proc</text:span></text:p>
      <text:p text:style-name="P20"><text:span text:style-name="T14"><text:tab/>mov ah, 3eh</text:span></text:p>
      <text:p text:style-name="P20"><text:span text:style-name="T14"><text:tab/>mov bx, di</text:span></text:p>
      <text:p text:style-name="P20"><text:span text:style-name="T14"><text:tab/>int 21h</text:span></text:p>
      <text:p text:style-name="P20"><text:span text:style-name="T14"><text:tab/></text:span></text:p>
      <text:p text:style-name="P20"><text:span text:style-name="T14"><text:tab/>mov ah, 3eh</text:span></text:p>
      <text:p text:style-name="P20"><text:span text:style-name="T14"><text:tab/>mov bx, si</text:span></text:p>
      <text:p text:style-name="P20"><text:span text:style-name="T14"><text:tab/>int 21h</text:span></text:p>
      <text:p text:style-name="P20"><text:span text:style-name="T14"><text:tab/></text:span></text:p>
      <text:p text:style-name="P20"><text:span text:style-name="T14"><text:tab/>mov ah, 3eh</text:span></text:p>
      <text:p text:style-name="P20"><text:span text:style-name="T14"><text:tab/>mov bx, bp</text:span></text:p>
      <text:p text:style-name="P20"><text:span text:style-name="T14"><text:tab/>int 21h</text:span></text:p>
      <text:p text:style-name="P20"><text:span text:style-name="T14"><text:tab/>ret</text:span></text:p>
      <text:p text:style-name="P20"><text:span text:style-name="T14">closeFiles endp</text:span></text:p>
      <text:p text:style-name="P20"><text:span text:style-name="T14"></text:span></text:p>
      <text:p text:style-name="P20"><text:span text:style-name="T14">getFileHandles proc</text:span></text:p>
      <text:p text:style-name="P20"><text:span text:style-name="T14"><text:tab/>;file 1</text:span></text:p>
      <text:p text:style-name="P20"><text:span text:style-name="T14"><text:tab/>mov ax, 3D00h ;open read file</text:span></text:p>
      <text:p text:style-name="P20"><text:span text:style-name="T14"><text:tab/>lea dx, file1</text:span></text:p>
      <text:p text:style-name="P20"><text:span text:style-name="T14"><text:tab/>int 21h</text:span></text:p>
      <text:p text:style-name="P20"><text:span text:style-name="T14"><text:tab/>;ax now contains file 1 handle</text:span></text:p>
      <text:p text:style-name="P20"><text:span text:style-name="T14"><text:tab/>mov di, ax</text:span></text:p>
      <text:p text:style-name="P20"><text:span text:style-name="T14"><text:tab/>; file 2</text:span></text:p>
      <text:p text:style-name="P20"><text:span text:style-name="T14"><text:tab/>mov ax, 3D00h ;open read file</text:span></text:p>
      <text:p text:style-name="P20"><text:span text:style-name="T14"><text:tab/>lea dx, file2</text:span></text:p>
      <text:p text:style-name="P20"><text:span text:style-name="T14"><text:tab/>int 21h</text:span></text:p>
      <text:p text:style-name="P20"><text:span text:style-name="T14"><text:tab/>;ax now contains file 2 handle</text:span></text:p>
      <text:p text:style-name="P20"><text:span text:style-name="T14"><text:tab/>mov si, ax</text:span></text:p>
      <text:p text:style-name="P20"><text:span text:style-name="T14"><text:tab/>; file 3(output)</text:span></text:p>
      <text:p text:style-name="P20"><text:span text:style-name="T14"><text:tab/>mov ah, 41h ;delete file</text:span></text:p>
      <text:p text:style-name="P20"><text:span text:style-name="T14"><text:tab/>lea dx, file3</text:span></text:p>
      <text:p text:style-name="P20"><text:span text:style-name="T14"><text:tab/>int 21h</text:span></text:p>
      <text:p text:style-name="P20"><text:span text:style-name="T14"><text:tab/>;ax now contains deleted file handle</text:span></text:p>
      <text:p text:style-name="P20"><text:span text:style-name="T14"><text:tab/>mov bp, ax</text:span></text:p>
      <text:p text:style-name="P20"><text:span text:style-name="T14"><text:tab/></text:span></text:p>
      <text:p text:style-name="P20"><text:span text:style-name="T14"><text:tab/>mov cx, 0</text:span></text:p>
      <text:p text:style-name="P20"><text:span text:style-name="T14"><text:tab/>mov ah, 3Ch ;open write file</text:span></text:p>
      <text:p text:style-name="P20"><text:span text:style-name="T14"><text:tab/>lea dx, file3</text:span></text:p>
      <text:p text:style-name="P20"><text:span text:style-name="T14"><text:tab/>int 21h</text:span></text:p>
      <text:p text:style-name="P20"><text:span text:style-name="T14"><text:tab/>;ax now contains file handle</text:span></text:p>
      <text:p text:style-name="P20"><text:soft-page-break/><text:span text:style-name="T14"><text:tab/>mov bp, ax</text:span></text:p>
      <text:p text:style-name="P20"><text:span text:style-name="T14"><text:tab/></text:span></text:p>
      <text:p text:style-name="P20"><text:span text:style-name="T14"><text:tab/>ret </text:span></text:p>
      <text:p text:style-name="P20"><text:span text:style-name="T14">getFileHandles endp</text:span></text:p>
      <text:p text:style-name="P20"><text:span text:style-name="T14"></text:span></text:p>
      <text:p text:style-name="P20"><text:span text:style-name="T14">init proc</text:span></text:p>
      <text:p text:style-name="P20"><text:span text:style-name="T14"><text:tab/>mov AX, @data</text:span></text:p>
      <text:p text:style-name="P20"><text:span text:style-name="T14"><text:tab/>mov DS, AX</text:span></text:p>
      <text:p text:style-name="P20"><text:span text:style-name="T14"><text:tab/>lea DX, helloMessage</text:span></text:p>
      <text:p text:style-name="P20"><text:span text:style-name="T14"><text:tab/>call printString</text:span></text:p>
      <text:p text:style-name="P20"><text:span text:style-name="T14"><text:tab/></text:span></text:p>
      <text:p text:style-name="P20"><text:span text:style-name="T14"><text:tab/>;select disc G as main</text:span></text:p>
      <text:p text:style-name="P20"><text:span text:style-name="T14"><text:tab/>mov ah, 0eh</text:span></text:p>
      <text:p text:style-name="P20"><text:span text:style-name="T14"><text:tab/>mov dl, 6</text:span></text:p>
      <text:p text:style-name="P20"><text:span text:style-name="T14"><text:tab/>int 21h</text:span></text:p>
      <text:p text:style-name="P20"><text:span text:style-name="T14"><text:tab/>ret</text:span></text:p>
      <text:p text:style-name="P20"><text:span text:style-name="T14">init endp</text:span></text:p>
      <text:p text:style-name="P20"><text:span text:style-name="T14"></text:span></text:p>
      <text:p text:style-name="P20"><text:span text:style-name="T14">printString proc</text:span></text:p>
      <text:p text:style-name="P20"><text:span text:style-name="T14"><text:tab/>mov temp, ax</text:span></text:p>
      <text:p text:style-name="P20"><text:span text:style-name="T14"><text:tab/>mov ah, 9h</text:span></text:p>
      <text:p text:style-name="P20"><text:span text:style-name="T14"><text:tab/>int 21h</text:span></text:p>
      <text:p text:style-name="P20"><text:span text:style-name="T14"><text:tab/>mov ax, temp</text:span></text:p>
      <text:p text:style-name="P20"><text:span text:style-name="T14"><text:tab/>ret</text:span></text:p>
      <text:p text:style-name="P20"><text:span text:style-name="T14">printString endp</text:span></text:p>
      <text:p text:style-name="P20"><text:span text:style-name="T14"></text:span></text:p>
      <text:p text:style-name="P20"><text:span text:style-name="T14">end</text:span></text:p>
      <text:p text:style-name="P20"><text:span text:style-name="T14"/></text:p>
      <text:p text:style-name="P11">Выводы</text:p>
      <text:p text:style-name="P13">В процессе выполнения данной лабораторной работы были получены и усвоены навыки<text:span text:style-name="T10"> </text:span><text:span text:style-name="T11">работы с </text:span><text:span text:style-name="T13">файлами в ассемблере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3-04-23T10:06:21</dc:date>
    <meta:print-date>2011-11-11T08:42:00</meta:print-date>
    <meta:editing-cycles>61</meta:editing-cycles>
    <meta:editing-duration>PT14H51M30S</meta:editing-duration>
    <meta:generator>LibreOffice/3.6$Linux_X86_64 LibreOffice_project/360m1$Build-2</meta:generator>
    <meta:document-statistic meta:table-count="0" meta:image-count="0" meta:object-count="0" meta:page-count="4" meta:paragraph-count="207" meta:word-count="534" meta:character-count="3233" meta:non-whitespace-character-count="2512"/>
    <meta:user-defined meta:name="Поле 1"/>
    <meta:user-defined meta:name="Поле 2"/>
    <meta:user-defined meta:name="Поле 3"/>
    <meta:user-defined meta:name="Поле 4"/>
  </office:meta>
</office:document-meta>
</file>